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4ADD7E7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slides-template-title">
      <style:graphic-properties draw:auto-grow-height="true" fo:min-height="2.501cm"/>
    </style:style>
    <style:style style:name="pr2" style:family="presentation" style:parent-style-name="slides-template-subtitle">
      <style:graphic-properties draw:fill-color="#ffffff" draw:auto-grow-height="true" fo:min-height="14.001cm"/>
    </style:style>
    <style:style style:name="pr3" style:family="presentation" style:parent-style-name="slides-template-notes">
      <style:graphic-properties draw:fill-color="#ffffff" fo:min-height="13.11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lides-template" presentation:presentation-page-layout-name="AL1T0" presentation:use-date-time-name="dtd1">
        <office:forms form:automatic-focus="false" form:apply-design-mode="false"/>
        <draw:frame presentation:style-name="pr1" draw:layer="layout" svg:width="27cm" svg:height="2.501cm" svg:x="0.5cm" svg:y="0.5cm" presentation:class="title" presentation:user-transformed="true">
          <draw:text-box>
            <text:p>Aspekte der Softwareentwicklung</text:p>
          </draw:text-box>
        </draw:frame>
        <draw:frame presentation:style-name="pr2" draw:layer="layout" svg:width="27cm" svg:height="14.001cm" svg:x="0.5cm" svg:y="3.5cm" presentation:class="subtitle">
          <draw:text-box>
            <text:p>(add screenshot SAM – left, OA – right, maybe overlapping,</text:p>
            <text:p>AAF – below)</text:p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_32_006-05-06-widescreen" draw:display-name="2006-05-06-widescreen" xlink:href="Pictures/1000000000000400000003004ADD7E79.png" xlink:type="simple" xlink:show="embed" xlink:actuate="onLoad"/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lides-template-background" style:family="presentation">
      <style:graphic-properties draw:stroke="none" draw:fill="bitmap" draw:fill-image-name="_32_006-05-06-widescreen" style:repeat="stretch"/>
    </style:style>
    <style:style style:name="slides-template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標楷體" style:font-style-name-asian="標準" style:font-family-generic-asian="script" style:font-pitch-asian="fixed"/>
    </style:style>
    <style:style style:name="slides-template-notes" style:family="presentation">
      <style:graphic-properties draw:stroke="none" draw:fill="none">
        <text:list-style style:name="slides-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lides-template-outline1" style:family="presentation">
      <style:graphic-properties draw:stroke="none" draw:fill="none">
        <text:list-style style:name="slides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-0.9cm"/>
      <style:text-properties fo:color="#ffffff" style:text-outline="false" style:text-line-through-style="none" fo:font-family="'Trebuchet MS'" style:font-pitch="variable" fo:font-size="32pt" fo:font-style="normal" fo:text-shadow="1pt 1pt" style:text-underline-style="none" fo:font-weight="normal" style:font-family-asian="'Trebuchet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lides-template-outline2" style:family="presentation" style:parent-style-name="slides-template-outline1">
      <style:paragraph-properties fo:margin-left="2.4cm" fo:margin-right="0cm" fo:margin-top="0cm" fo:margin-bottom="0.4cm" fo:text-indent="-0.8cm"/>
      <style:text-properties fo:font-family="'Trebuchet MS'" style:font-pitch="variable" fo:font-size="32pt" style:font-family-asian="'Trebuchet MS'" style:font-pitch-asian="variable" style:font-size-asian="32pt" style:font-size-complex="28pt"/>
    </style:style>
    <style:style style:name="slides-template-outline3" style:family="presentation" style:parent-style-name="slides-template-outline2">
      <style:paragraph-properties fo:margin-left="3.6cm" fo:margin-right="0cm" fo:margin-top="0cm" fo:margin-bottom="0.3cm" fo:text-indent="-0.6cm"/>
      <style:text-properties fo:font-family="'Trebuchet MS'" style:font-pitch="variable" fo:font-size="32pt" style:font-family-asian="'Trebuchet MS'" style:font-pitch-asian="variable" style:font-size-asian="32pt" style:font-size-complex="24pt"/>
    </style:style>
    <style:style style:name="slides-template-outline4" style:family="presentation" style:parent-style-name="slides-template-outline3">
      <style:paragraph-properties fo:margin-left="4.8cm" fo:margin-right="0cm" fo:margin-top="0cm" fo:margin-bottom="0.2cm" fo:text-indent="-0.6cm"/>
      <style:text-properties fo:font-family="'Trebuchet MS'" style:font-pitch="variable" fo:font-size="32pt" style:font-family-asian="'Trebuchet MS'" style:font-pitch-asian="variable" style:font-size-asian="32pt" style:font-size-complex="20pt"/>
    </style:style>
    <style:style style:name="slides-template-outline5" style:family="presentation" style:parent-style-name="slides-template-outline4">
      <style:paragraph-properties fo:margin-left="6cm" fo:margin-right="0cm" fo:margin-top="0cm" fo:margin-bottom="0.1cm" fo:text-indent="-0.6cm"/>
      <style:text-properties fo:font-family="'Trebuchet MS'" style:font-pitch="variable" fo:font-size="32pt" style:font-family-asian="'Trebuchet MS'" style:font-pitch-asian="variable" style:font-size-asian="32pt" style:font-size-complex="20pt"/>
    </style:style>
    <style:style style:name="slides-template-outline6" style:family="presentation" style:parent-style-name="slides-template-outline5">
      <style:paragraph-properties fo:margin-left="7.2cm" fo:margin-right="0cm" fo:margin-top="0cm" fo:margin-bottom="0.1cm" fo:text-indent="-0.6cm"/>
      <style:text-properties fo:font-family="'Trebuchet MS'" style:font-pitch="variable" fo:font-size="32pt" style:font-family-asian="'Trebuchet MS'" style:font-pitch-asian="variable" style:font-size-asian="32pt" style:font-size-complex="20pt"/>
    </style:style>
    <style:style style:name="slides-template-outline7" style:family="presentation" style:parent-style-name="slides-template-outline6">
      <style:paragraph-properties fo:margin-left="8.4cm" fo:margin-right="0cm" fo:margin-top="0cm" fo:margin-bottom="0.1cm" fo:text-indent="-0.6cm"/>
      <style:text-properties fo:font-family="'Trebuchet MS'" style:font-pitch="variable" fo:font-size="32pt" style:font-family-asian="'Trebuchet MS'" style:font-pitch-asian="variable" style:font-size-asian="32pt" style:font-size-complex="20pt"/>
    </style:style>
    <style:style style:name="slides-template-outline8" style:family="presentation" style:parent-style-name="slides-template-outline7">
      <style:paragraph-properties fo:margin-left="9.6cm" fo:margin-right="0cm" fo:margin-top="0cm" fo:margin-bottom="0.1cm" fo:text-indent="-0.6cm"/>
      <style:text-properties fo:font-family="'Trebuchet MS'" style:font-pitch="variable" fo:font-size="32pt" style:font-family-asian="'Trebuchet MS'" style:font-pitch-asian="variable" style:font-size-asian="32pt" style:font-size-complex="20pt"/>
    </style:style>
    <style:style style:name="slides-template-outline9" style:family="presentation" style:parent-style-name="slides-template-outline8">
      <style:paragraph-properties fo:margin-left="10.8cm" fo:margin-right="0cm" fo:margin-top="0cm" fo:margin-bottom="0.1cm" fo:text-indent="-0.6cm"/>
      <style:text-properties fo:font-family="'Trebuchet MS'" style:font-pitch="variable" fo:font-size="32pt" style:font-family-asian="'Trebuchet MS'" style:font-pitch-asian="variable" style:font-size-asian="32pt" style:font-size-complex="20pt"/>
    </style:style>
    <style:style style:name="slides-template-subtitle" style:family="presentation">
      <style:graphic-properties draw:stroke="none" draw:fill="none" draw:textarea-vertical-align="middle">
        <text:list-style style:name="slides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lides-template-title" style:family="presentation">
      <style:graphic-properties draw:stroke="none" draw:fill="none" draw:textarea-vertical-align="middle">
        <text:list-style style:name="slides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Trebuchet MS'" style:font-pitch="variable" fo:font-size="40pt" fo:font-style="normal" fo:text-shadow="1pt 1pt" style:text-underline-style="none" fo:font-weight="bold" style:font-family-asian="標楷體" style:font-style-name-asian="標準" style:font-family-generic-asian="script" style:font-pitch-asian="fixed" style:font-size-asian="36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_32_006-05-06-widescreen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</style:style>
    <style:style style:name="Mpr1" style:family="presentation" style:parent-style-name="slides-template-title">
      <style:graphic-properties draw:fill-color="#ffffff" draw:auto-grow-height="false" fo:min-height="3.507cm"/>
    </style:style>
    <style:style style:name="Mpr2" style:family="presentation" style:parent-style-name="slides-template-outline1" style:list-style-name="ML3">
      <style:graphic-properties draw:fill-color="#ffffff" draw:auto-grow-height="false" fo:min-height="13.86cm"/>
    </style:style>
    <style:style style:name="Mpr3" style:family="presentation" style:parent-style-name="slides-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slides-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slides-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8pt" fo:font-weight="bold"/>
    </style:style>
    <style:style style:name="MP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Trebuchet MS'" style:font-pitch="variable" fo:font-size="18pt" fo:font-weight="bold"/>
    </style:style>
    <style:style style:name="MT3" style:family="text">
      <style:text-properties fo:color="#ffffff" fo:font-family="'Nimbus Mono L'" style:font-pitch="fixed" fo:font-size="18pt" fo:font-weight="bold"/>
    </style:style>
    <style:style style:name="MT4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 presentation:use-date-time-name="dtd1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m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lides-template" style:page-layout-name="PM1" draw:style-name="Mdp1">
      <office:forms form:automatic-focus="false" form:apply-design-mode="false"/>
      <draw:frame presentation:style-name="Mpr1" draw:text-style-name="MP1" draw:layer="backgroundobjects" svg:width="27cm" svg:height="2.5cm" svg:x="0.5cm" svg:y="0.5cm" presentation:class="title">
        <draw:text-box>
          <text:p text:style-name="MP1">Title</text:p>
        </draw:text-box>
      </draw:frame>
      <draw:frame presentation:style-name="Mpr2" draw:text-style-name="MP5" draw:layer="backgroundobjects" svg:width="27cm" svg:height="14cm" svg:x="0.5cm" svg:y="3.5cm" presentation:class="outline">
        <draw:text-box>
          <text:p text:style-name="MP5">Content</text:p>
        </draw:text-box>
      </draw:frame>
      <draw:frame draw:name="footer" draw:style-name="Mgr3" draw:text-style-name="MP6" draw:layer="backgroundobjects" svg:width="10cm" svg:height="1.721cm" svg:x="0.5cm" svg:y="18.779cm">
        <draw:text-box>
          <text:p text:style-name="MP1"><text:span text:style-name="MT2">GRK prometei - ATEO <text:s/></text:span></text:p>
          <text:p text:style-name="MP1"><text:span text:style-name="MT3">assembla.com/spaces/ATEO</text:span></text:p>
        </draw:text-box>
      </draw:frame>
      <draw:frame presentation:style-name="Mpr3" draw:text-style-name="MP7" draw:layer="backgroundobjects" svg:width="6.523cm" svg:height="1.448cm" svg:x="21cm" svg:y="19.052cm" presentation:class="page-number">
        <draw:text-box>
          <text:p text:style-name="MP7"><text:page-number>&lt;Nummer&gt;</text:page-number></text:p>
        </draw:text-box>
      </draw:frame>
      <presentation:notes style:page-layout-name="PM2">
        <draw:page-thumbnail presentation:style-name="slides-template-title" draw:layer="backgroundobjects" svg:width="14.848cm" svg:height="11.136cm" svg:x="3.075cm" svg:y="2.257cm" presentation:class="page"/>
        <draw:frame presentation:style-name="slides-templat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meta:creation-date>2006-06-29T22:13:37</meta:creation-date>
    <dc:date>2009-10-20T22:32:52</dc:date>
    <dc:language>en-US</dc:language>
    <meta:editing-cycles>20</meta:editing-cycles>
    <meta:editing-duration>PT08H12M29S</meta:editing-duration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